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70000009EF3ECD2C3.png"/>
  <manifest:file-entry manifest:media-type="image/png" manifest:full-path="Pictures/10000201000000E5000000874ADD66E7.png"/>
  <manifest:file-entry manifest:media-type="image/png" manifest:full-path="Pictures/10000000000007D0000005DC4262B2A2.png"/>
  <manifest:file-entry manifest:media-type="image/png" manifest:full-path="Pictures/10000000000007D0000005DC3D1B256E.png"/>
  <manifest:file-entry manifest:media-type="image/png" manifest:full-path="Pictures/1000020100000168000000289F310B7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_20_1-title">
      <style:graphic-properties fo:min-height="3.506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2.438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fo:color="#666666" fo:font-family="Calibri" style:font-family-generic="swiss" style:font-pitch="variable" fo:font-size="24pt" style:font-size-asian="24pt" style:font-size-complex="24pt"/>
    </style:style>
    <style:style style:name="P2" style:family="paragraph">
      <style:paragraph-properties fo:text-align="start"/>
      <style:text-properties fo:color="#ff6633" fo:font-family="Calibri" style:font-family-generic="swiss" style:font-pitch="variable"/>
    </style:style>
    <style:style style:name="T1" style:family="text">
      <style:text-properties fo:color="#666666" fo:font-family="Calibri" style:font-family-generic="swiss" style:font-pitch="variable" fo:font-size="24pt" style:font-size-asian="24pt" style:font-size-complex="24pt"/>
    </style:style>
    <style:style style:name="T2" style:family="text">
      <style:text-properties fo:color="#ff6633" fo:font-family="Calibri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602cm" svg:y="13.837cm" presentation:class="title" presentation:user-transformed="true">
          <draw:text-box>
            <text:p text:style-name="P1"><text:span text:style-name="T1">Click to add title</text:span></text:p>
          </draw:text-box>
        </draw:frame>
        <draw:frame presentation:style-name="pr1" draw:text-style-name="P2" draw:layer="layout" svg:width="25.199cm" svg:height="3.506cm" svg:x="1.471cm" svg:y="12.569cm" presentation:class="title" presentation:user-transformed="true">
          <draw:text-box>
            <text:p text:style-name="P2"><text:span text:style-name="T2">Click to add tit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4" draw:layer="layout" svg:width="25.199cm" svg:height="13.859cm" svg:x="1.37cm" svg:y="5.18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Calibri" style:font-family-generic="swiss" style:font-pitch="variable" fo:font-size="25pt" fo:font-style="normal" fo:text-shadow="none" style:text-underline-style="none" fo:font-weight="normal" style:letter-kerning="true" style:font-family-asian="SimSun" style:font-family-generic-asian="system" style:font-pitch-asian="variable" style:font-size-asian="25pt" style:font-style-asian="normal" style:font-weight-asian="normal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75%" fo:text-indent="0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80%" fo:text-indent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90%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line-height="100%" fo:text-indent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3b3b3" style:text-outline="false" style:text-line-through-style="none" fo:font-family="Calibri" style:font-family-generic="swiss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style-name="Mgr3" draw:text-style-name="MP3" draw:layer="backgroundobjects" svg:width="27.999cm" svg:height="20.998cm" svg:x="0cm" svg:y="0cm">
        <draw:image xlink:href="Pictures/10000000000007D0000005DC4262B2A2.png" xlink:type="simple" xlink:show="embed" xlink:actuate="onLoad">
          <text:p/>
        </draw:image>
      </draw:frame>
      <draw:frame presentation:style-name="Default-title" draw:layer="backgroundobjects" svg:width="25.199cm" svg:height="2.438cm" svg:x="1.7cm" svg:y="0.105cm" presentation:class="title" presentation:placeholder="true">
        <draw:text-box/>
      </draw:frame>
      <draw:frame presentation:style-name="Mpr1" draw:layer="backgroundobjects" svg:width="25.199cm" svg:height="13.859cm" svg:x="1.37cm" svg:y="5.1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20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20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20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4" draw:text-style-name="MP5" draw:layer="backgroundobjects" svg:width="4.444cm" svg:height="0.493cm" svg:x="0.947cm" svg:y="20.246cm">
        <draw:image xlink:href="Pictures/1000020100000168000000289F310B77.png" xlink:type="simple" xlink:show="embed" xlink:actuate="onLoad">
          <text:p/>
        </draw:image>
      </draw:frame>
      <draw:frame draw:name="Bild 8" draw:style-name="Mgr4" draw:text-style-name="MP5" draw:layer="backgroundobjects" svg:width="1.364cm" svg:height="0.804cm" svg:x="6.678cm" svg:y="20.022cm">
        <draw:image xlink:href="Pictures/10000201000000E5000000874ADD66E7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28.044cm" svg:height="20.998cm" svg:x="-0.044cm" svg:y="0cm">
        <draw:image xlink:href="Pictures/10000000000007D0000005DC3D1B256E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20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20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20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4" draw:text-style-name="MP5" draw:layer="backgroundobjects" svg:width="7.407cm" svg:height="1.953cm" svg:x="0.848cm" svg:y="8.856cm">
        <draw:image xlink:href="Pictures/10000201000002570000009EF3ECD2C3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5T16:48:48</meta:creation-date>
    <meta:editing-duration>PT1H40M37S</meta:editing-duration>
    <meta:editing-cycles>32</meta:editing-cycles>
    <dc:date>2011-02-28T11:22:40</dc:date>
    <meta:generator>OpenOffice.org/3.3$Unix OpenOffice.org_project/330m20$Build-9567</meta:generator>
    <meta:document-statistic meta:object-count="45"/>
  </office:meta>
</office:document-meta>
</file>